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635cm" fo:margin-right="0cm" fo:line-height="115%" fo:text-indent="0cm" style:auto-text-indent="false" fo:break-before="auto" fo:break-after="auto" style:writing-mode="lr-tb"/>
    </style:style>
    <style:style style:name="P3" style:family="paragraph" style:parent-style-name="Standard">
      <style:paragraph-properties fo:margin-left="1.27cm" fo:margin-right="0cm" fo:line-height="115%" fo:text-indent="0cm" style:auto-text-indent="false" fo:break-before="auto" fo:break-after="auto" style:writing-mode="lr-tb"/>
    </style:style>
    <style:style style:name="P4" style:family="paragraph" style:parent-style-name="Standard">
      <style:paragraph-properties fo:margin-left="1.905cm" fo:margin-right="0cm" fo:line-height="115%" fo:text-indent="0cm" style:auto-text-indent="false" fo:break-before="auto" fo:break-after="auto" style:writing-mode="lr-tb"/>
    </style:style>
    <style:style style:name="P5" style:family="paragraph" style:parent-style-name="Standard">
      <style:paragraph-properties fo:margin-left="0cm" fo:margin-right="0cm" fo:margin-top="0cm" fo:margin-bottom="0cm" loext:contextual-spacing="false" fo:line-height="115%" fo:text-align="justify" style:justify-single-word="false" fo:text-indent="0cm" style:auto-text-indent="false" fo:break-before="auto" fo:break-after="auto" style:writing-mode="lr-tb"/>
      <style:text-properties fo:color="#666666" fo:language="es" fo:country="AR" officeooo:rsid="0011b945" officeooo:paragraph-rsid="0011b945"/>
    </style:style>
    <style:style style:name="P6" style:family="paragraph" style:parent-style-name="Standard">
      <style:paragraph-properties fo:margin-left="0cm" fo:margin-right="0cm" fo:margin-top="0cm" fo:margin-bottom="0cm" loext:contextual-spacing="false" fo:line-height="115%" fo:text-align="justify" style:justify-single-word="false" fo:text-indent="0cm" style:auto-text-indent="false" fo:break-before="auto" fo:break-after="auto" style:writing-mode="lr-tb"/>
      <style:text-properties fo:language="es" fo:country="AR"/>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language="es" fo:country="AR"/>
    </style:style>
    <style:style style:name="P8" style:family="paragraph" style:parent-style-name="Standard" style:master-page-name="Standard">
      <style:paragraph-properties fo:margin-left="0cm" fo:margin-right="0cm" fo:margin-top="0cm" fo:margin-bottom="0cm" loext:contextual-spacing="false" fo:line-height="115%" fo:text-align="start" style:justify-single-word="false" fo:text-indent="0cm" style:auto-text-indent="false" style:page-number="auto" fo:break-before="auto" fo:break-after="auto" style:writing-mode="lr-tb"/>
      <style:text-properties fo:language="es" fo:country="AR"/>
    </style:style>
    <style:style style:name="P9" style:family="paragraph" style:parent-style-name="Standard">
      <style:paragraph-properties fo:line-height="115%" fo:break-before="auto" fo:break-after="auto" style:writing-mode="lr-tb"/>
      <style:text-properties fo:color="#666666" style:font-name="Courier New" fo:language="es" fo:country="AR" fo:font-style="italic" style:font-name-asian="Courier New" style:font-style-asian="italic" style:font-name-complex="Courier New" style:font-style-complex="italic"/>
    </style:style>
    <style:style style:name="P10" style:family="paragraph" style:parent-style-name="Standard">
      <style:paragraph-properties fo:line-height="115%" fo:break-before="auto" fo:break-after="auto" style:writing-mode="lr-tb"/>
      <style:text-properties fo:color="#666666" style:font-name="Courier New" fo:language="es" fo:country="AR" style:font-name-asian="Courier New" style:font-name-complex="Courier New"/>
    </style:style>
    <style:style style:name="P11" style:family="paragraph" style:parent-style-name="Standard">
      <style:paragraph-properties fo:line-height="115%" fo:break-before="auto" fo:break-after="auto" style:writing-mode="lr-tb"/>
      <style:text-properties fo:color="#666666" fo:language="es" fo:country="AR"/>
    </style:style>
    <style:style style:name="P12" style:family="paragraph" style:parent-style-name="Standard">
      <style:paragraph-properties fo:line-height="115%" fo:break-before="auto" fo:break-after="auto" style:writing-mode="lr-tb"/>
      <style:text-properties fo:language="es" fo:country="AR"/>
    </style:style>
    <style:style style:name="P13" style:family="paragraph" style:parent-style-name="Standard">
      <style:paragraph-properties fo:line-height="115%" fo:text-align="center" style:justify-single-word="false" fo:break-before="auto" fo:break-after="auto" style:writing-mode="lr-tb"/>
      <style:text-properties fo:language="es" fo:country="AR"/>
    </style:style>
    <style:style style:name="P14" style:family="paragraph" style:parent-style-name="Standard">
      <style:paragraph-properties fo:line-height="115%" fo:text-align="justify" style:justify-single-word="false" fo:break-before="auto" fo:break-after="auto" style:writing-mode="lr-tb"/>
      <style:text-properties fo:language="es" fo:country="AR"/>
    </style:style>
    <style:style style:name="P1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16" style:family="paragraph" style:parent-style-name="Standard">
      <style:paragraph-properties fo:line-height="115%" fo:text-align="center" style:justify-single-word="false" fo:break-before="auto" fo:break-after="auto" style:writing-mode="lr-tb"/>
      <style:text-properties fo:language="es" fo:country="AR" fo:font-weight="bold" style:font-weight-asian="bold" style:font-weight-complex="bold"/>
    </style:style>
    <style:style style:name="P17" style:family="paragraph" style:parent-style-name="Standard">
      <style:paragraph-properties fo:line-height="115%" fo:break-before="auto" fo:break-after="auto" style:writing-mode="lr-tb"/>
      <style:text-properties fo:font-size="14pt" fo:language="es" fo:country="AR" fo:font-weight="bold" style:font-size-asian="14pt" style:font-weight-asian="bold" style:font-size-complex="14pt" style:font-weight-complex="bold"/>
    </style:style>
    <style:style style:name="P18" style:family="paragraph" style:parent-style-name="Standard" style:list-style-name="LS1">
      <style:paragraph-properties fo:margin-top="0cm" fo:margin-bottom="0cm" loext:contextual-spacing="false" fo:line-height="115%" fo:break-before="auto" fo:break-after="auto" style:writing-mode="lr-tb"/>
      <style:text-properties fo:language="es" fo:country="AR"/>
    </style:style>
    <style:style style:name="P19" style:family="paragraph" style:parent-style-name="Standard" style:list-style-name="LS2">
      <style:paragraph-properties fo:margin-top="0cm" fo:margin-bottom="0cm" loext:contextual-spacing="false" fo:line-height="115%" fo:break-before="auto" fo:break-after="auto" style:writing-mode="lr-tb"/>
      <style:text-properties fo:language="es" fo:country="AR"/>
    </style:style>
    <style:style style:name="P20" style:family="paragraph" style:parent-style-name="Standard">
      <style:paragraph-properties fo:margin-left="0cm" fo:margin-right="0cm" fo:line-height="115%" fo:text-indent="0.635cm" style:auto-text-indent="false" fo:break-before="auto" fo:break-after="auto" style:writing-mode="lr-tb"/>
      <style:text-properties fo:language="es" fo:country="AR"/>
    </style:style>
    <style:style style:name="P21" style:family="paragraph" style:parent-style-name="Standard">
      <style:paragraph-properties fo:margin-left="0cm" fo:margin-right="0cm" fo:margin-top="0cm" fo:margin-bottom="0cm" loext:contextual-spacing="false" fo:line-height="115%" fo:text-align="start" style:justify-single-word="false" fo:text-indent="0.635cm" style:auto-text-indent="false" fo:break-before="auto" fo:break-after="auto" style:writing-mode="lr-tb"/>
      <style:text-properties fo:language="es" fo:country="AR" officeooo:rsid="0011b945" officeooo:paragraph-rsid="0011b945"/>
    </style:style>
    <style:style style:name="P22" style:family="paragraph" style:parent-style-name="Standard">
      <style:paragraph-properties fo:margin-left="0cm" fo:margin-right="0cm" fo:margin-top="0cm" fo:margin-bottom="0cm" loext:contextual-spacing="false" fo:line-height="115%" fo:text-align="start" style:justify-single-word="false" fo:text-indent="0.635cm" style:auto-text-indent="false" fo:break-before="auto" fo:break-after="auto" style:writing-mode="lr-tb"/>
      <style:text-properties fo:language="es" fo:country="AR"/>
    </style:style>
    <style:style style:name="P23" style:family="paragraph" style:parent-style-name="Standard">
      <style:paragraph-properties fo:margin-left="0cm" fo:margin-right="0cm" fo:margin-top="0cm" fo:margin-bottom="0cm" loext:contextual-spacing="false" fo:line-height="115%" fo:text-align="justify" style:justify-single-word="false" fo:text-indent="0.635cm" style:auto-text-indent="false" fo:break-before="auto" fo:break-after="auto" style:writing-mode="lr-tb"/>
      <style:text-properties fo:language="es" fo:country="AR"/>
    </style:style>
    <style:style style:name="P24" style:family="paragraph" style:parent-style-name="Standard">
      <style:paragraph-properties fo:margin-left="0cm" fo:margin-right="0cm" fo:margin-top="0cm" fo:margin-bottom="0cm" loext:contextual-spacing="false" fo:line-height="115%" fo:text-align="start" style:justify-single-word="false" fo:text-indent="0.635cm" style:auto-text-indent="false" fo:break-before="auto" fo:break-after="auto" style:writing-mode="lr-tb"/>
      <style:text-properties fo:language="es" fo:country="AR" fo:font-weight="bold" style:font-weight-asian="bold" style:font-weight-complex="bold"/>
    </style:style>
    <style:style style:name="P25" style:family="paragraph" style:parent-style-name="Standard">
      <style:paragraph-properties fo:margin-left="0cm" fo:margin-right="0cm" fo:margin-top="0cm" fo:margin-bottom="0cm" loext:contextual-spacing="false" fo:line-height="115%" fo:text-align="justify" style:justify-single-word="false" fo:text-indent="0.635cm" style:auto-text-indent="false" style:writing-mode="lr-tb"/>
      <style:text-properties fo:language="es" fo:country="AR"/>
    </style:style>
    <style:style style:name="P26" style:family="paragraph" style:parent-style-name="Heading_20_2">
      <style:paragraph-properties fo:margin-left="0.494cm" fo:margin-right="0cm" fo:line-height="115%" fo:text-align="justify" style:justify-single-word="false" fo:text-indent="0cm" style:auto-text-indent="false" fo:break-before="auto" fo:break-after="auto" style:writing-mode="lr-tb"/>
      <style:text-properties fo:language="es" fo:country="AR"/>
    </style:style>
    <style:style style:name="P27" style:family="paragraph" style:parent-style-name="Heading_20_2">
      <style:paragraph-properties fo:line-height="115%" fo:text-align="justify" style:justify-single-word="false" fo:break-before="auto" fo:break-after="auto" style:writing-mode="lr-tb"/>
      <style:text-properties fo:language="es" fo:country="AR"/>
    </style:style>
    <style:style style:name="P28" style:family="paragraph" style:parent-style-name="Heading_20_2">
      <style:paragraph-properties fo:line-height="115%" fo:break-before="auto" fo:break-after="auto" style:writing-mode="lr-tb"/>
      <style:text-properties fo:language="es" fo:country="AR"/>
    </style:style>
    <style:style style:name="P29" style:family="paragraph" style:parent-style-name="Heading_20_2">
      <style:paragraph-properties fo:margin-left="0cm" fo:margin-right="0cm" fo:line-height="115%" fo:text-indent="0cm" style:auto-text-indent="false" fo:break-before="auto" fo:break-after="auto" style:writing-mode="lr-tb"/>
      <style:text-properties fo:language="es" fo:country="AR"/>
    </style:style>
    <style:style style:name="P30" style:family="paragraph" style:parent-style-name="Heading_20_3">
      <style:paragraph-properties fo:margin-left="0cm" fo:margin-right="0cm" fo:line-height="115%" fo:text-indent="0.635cm" style:auto-text-indent="false" fo:break-before="auto" fo:break-after="auto" style:writing-mode="lr-tb"/>
      <style:text-properties fo:language="es" fo:country="AR"/>
    </style:style>
    <style:style style:name="P31" style:family="paragraph" style:parent-style-name="Heading_20_3">
      <style:paragraph-properties fo:margin-left="0cm" fo:margin-right="0cm" fo:line-height="115%" fo:text-indent="0cm" style:auto-text-indent="false" fo:break-before="auto" fo:break-after="auto" style:writing-mode="lr-tb"/>
      <style:text-properties fo:language="es" fo:country="AR"/>
    </style:style>
    <style:style style:name="P32" style:family="paragraph" style:parent-style-name="Heading_20_1">
      <style:paragraph-properties fo:margin-left="0cm" fo:margin-right="0cm" fo:margin-top="0.847cm" fo:margin-bottom="0.212cm" loext:contextual-spacing="false" fo:line-height="115%" fo:text-align="center" style:justify-single-word="false" fo:text-indent="0cm" style:auto-text-indent="false" fo:break-before="auto" fo:break-after="auto" style:writing-mode="lr-tb"/>
      <style:text-properties fo:language="es" fo:country="AR"/>
    </style:style>
    <style:style style:name="P33" style:family="paragraph" style:parent-style-name="Heading_20_1">
      <style:paragraph-properties fo:margin-left="0cm" fo:margin-right="0cm" fo:line-height="115%" fo:text-indent="0cm" style:auto-text-indent="false" fo:break-before="auto" fo:break-after="auto" style:writing-mode="lr-tb"/>
      <style:text-properties fo:language="es" fo:country="AR"/>
    </style:style>
    <style:style style:name="P34" style:family="paragraph" style:parent-style-name="Heading_20_1">
      <style:paragraph-properties fo:line-height="115%" fo:text-align="justify" style:justify-single-word="false" fo:break-before="auto" fo:break-after="auto" style:writing-mode="lr-tb"/>
      <style:text-properties fo:language="es" fo:country="AR"/>
    </style:style>
    <style:style style:name="P35" style:family="paragraph" style:parent-style-name="Heading_20_1">
      <style:paragraph-properties fo:line-height="115%" fo:break-before="auto" fo:break-after="auto" style:writing-mode="lr-tb"/>
      <style:text-properties fo:language="es" fo:country="AR"/>
    </style:style>
    <style:style style:name="P36" style:family="paragraph" style:parent-style-name="Heading_20_1">
      <style:paragraph-properties fo:line-height="115%" fo:text-align="justify" style:justify-single-word="false" fo:break-before="page" style:writing-mode="lr-tb"/>
      <style:text-properties fo:language="es" fo:country="AR"/>
    </style:style>
    <style:style style:name="P37" style:family="paragraph" style:parent-style-name="Title">
      <style:paragraph-properties fo:line-height="115%" fo:text-align="center" style:justify-single-word="false" fo:break-before="auto" fo:break-after="auto" style:writing-mode="lr-tb"/>
      <style:text-properties fo:language="es" fo:country="AR"/>
    </style:style>
    <style:style style:name="P38" style:family="paragraph" style:parent-style-name="Subtitle">
      <style:paragraph-properties fo:line-height="115%" fo:text-align="center" style:justify-single-word="false" fo:break-before="auto" fo:break-after="auto" style:writing-mode="lr-tb"/>
      <style:text-properties fo:language="es" fo:country="AR"/>
    </style:style>
    <style:style style:name="T1" style:family="text">
      <style:text-properties fo:color="#1155cc" style:text-underline-style="solid" style:text-underline-width="auto" style:text-underline-color="font-color"/>
    </style:style>
    <style:style style:name="T2" style:family="text">
      <style:text-properties fo:color="#1155cc" fo:language="es" fo:country="AR"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color="#666666"/>
    </style:style>
    <style:style style:name="T5" style:family="text">
      <style:text-properties fo:color="#666666" style:text-underline-style="solid" style:text-underline-width="auto" style:text-underline-color="font-color"/>
    </style:style>
    <style:style style:name="T6" style:family="text">
      <style:text-properties fo:color="#666666" style:text-underline-style="solid" style:text-underline-width="auto" style:text-underline-color="font-color" fo:font-weight="bold" style:font-weight-asian="bold" style:font-weight-complex="bold"/>
    </style:style>
    <style:style style:name="T7" style:family="text">
      <style:text-properties fo:color="#666666" style:font-name="Courier New" fo:font-style="italic" style:font-name-asian="Courier New" style:font-style-asian="italic" style:font-name-complex="Courier New" style:font-style-complex="italic"/>
    </style:style>
    <style:style style:name="T8" style:family="text">
      <style:text-properties fo:color="#666666" style:font-name="Courier New" style:font-name-asian="Courier New" style:font-name-complex="Courier New"/>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officeooo:rsid="00136b29"/>
    </style:style>
    <style:style style:name="T12" style:family="text">
      <style:text-properties style:text-underline-style="none" officeooo:rsid="0013a732"/>
    </style:style>
    <style:style style:name="T13" style:family="text">
      <style:text-properties fo:language="es" fo:country="A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8"><text:bookmark text:name="h.kqkvtwhtqun1"/>Algoritmos y programación 3</text:p>
      <text:p text:style-name="P37"><text:bookmark text:name="h.7ucjicmu6q0j"/>Trabajo práctico 1 Java: </text:p>
      <text:p text:style-name="P37"><text:bookmark text:name="h.x2palkokjebv"/>AlgoMail</text:p>
      <text:p text:style-name="P38"><text:bookmark text:name="h.kbwlalvqi775"/>2016-1c</text:p>
      <text:p text:style-name="P38">(trabajo individual)</text:p>
      <text:h text:style-name="P32" text:outline-level="10"><text:bookmark text:name="h.5i5t73zaw9nn"/></text:h>
      <text:p text:style-name="P13">Fecha de entrega: </text:p>
      <text:p text:style-name="P16">lunes 23 de mayo</text:p>
      <text:p text:style-name="P16"/>
      <text:p text:style-name="P13"/>
      <text:p text:style-name="P13"/>
      <text:p text:style-name="P13"/>
      <text:p text:style-name="P12">Nombre:</text:p>
      <text:p text:style-name="P12"/>
      <text:p text:style-name="P12">Padrón:</text:p>
      <text:p text:style-name="P12"/>
      <text:p text:style-name="P12">Email:</text:p>
      <text:p text:style-name="P12"/>
      <text:p text:style-name="P12">Calificación:</text:p>
      <text:p text:style-name="P12"/>
      <text:p text:style-name="P12">Corrector:</text:p>
      <text:p text:style-name="P17"/>
      <text:p text:style-name="P17"/>
      <text:p text:style-name="P17"/>
      <text:p text:style-name="P17"/>
      <text:p text:style-name="P2"><text:soft-page-break/><text:a xlink:type="simple" xlink:href="#h.7eb8uz5tbqyh" text:style-name="Internet_20_link" text:visited-style-name="Visited_20_Internet_20_Link"><text:span text:style-name="T2">Introducción</text:span></text:a></text:p>
      <text:p text:style-name="P3"><text:a xlink:type="simple" xlink:href="#h.g9msn02n0zc7" text:style-name="Internet_20_link" text:visited-style-name="Visited_20_Internet_20_Link"><text:span text:style-name="T13">Objetivo</text:span></text:a><text:a xlink:type="simple" xlink:href="#h.g9msn02n0zc7" text:style-name="Internet_20_link" text:visited-style-name="Visited_20_Internet_20_Link"><text:span text:style-name="T13"> </text:span></text:a><text:a xlink:type="simple" xlink:href="#h.g9msn02n0zc7" text:style-name="Internet_20_link" text:visited-style-name="Visited_20_Internet_20_Link"><text:span text:style-name="T13">del</text:span></text:a><text:a xlink:type="simple" xlink:href="#h.g9msn02n0zc7" text:style-name="Internet_20_link" text:visited-style-name="Visited_20_Internet_20_Link"><text:span text:style-name="T13"> </text:span></text:a><text:a xlink:type="simple" xlink:href="#h.g9msn02n0zc7" text:style-name="Internet_20_link" text:visited-style-name="Visited_20_Internet_20_Link"><text:span text:style-name="T13">trabajo</text:span></text:a></text:p>
      <text:p text:style-name="P3"><text:a xlink:type="simple" xlink:href="#h.rfc6cab0r7uo" text:style-name="Internet_20_link" text:visited-style-name="Visited_20_Internet_20_Link"><text:span text:style-name="T2">Consigna</text:span></text:a></text:p>
      <text:p text:style-name="P3"><text:a xlink:type="simple" xlink:href="#h.bafec6oebuor" text:style-name="Internet_20_link" text:visited-style-name="Visited_20_Internet_20_Link"><text:span text:style-name="T2">Alcance</text:span></text:a></text:p>
      <text:p text:style-name="P2"><text:a xlink:type="simple" xlink:href="#h.hq4adfjsfhzl" text:style-name="Internet_20_link" text:visited-style-name="Visited_20_Internet_20_Link"><text:span text:style-name="T2">Informe</text:span></text:a></text:p>
      <text:p text:style-name="P3"><text:a xlink:type="simple" xlink:href="#h.vj0lxwyygumd" text:style-name="Internet_20_link" text:visited-style-name="Visited_20_Internet_20_Link"><text:span text:style-name="T2">Supuestos</text:span></text:a></text:p>
      <text:p text:style-name="P3"><text:a xlink:type="simple" xlink:href="#h.ecynjblhgm6q" text:style-name="Internet_20_link" text:visited-style-name="Visited_20_Internet_20_Link"><text:span text:style-name="T13">Modelo</text:span></text:a><text:a xlink:type="simple" xlink:href="#h.ecynjblhgm6q" text:style-name="Internet_20_link" text:visited-style-name="Visited_20_Internet_20_Link"><text:span text:style-name="T13"> </text:span></text:a><text:a xlink:type="simple" xlink:href="#h.ecynjblhgm6q" text:style-name="Internet_20_link" text:visited-style-name="Visited_20_Internet_20_Link"><text:span text:style-name="T13">de</text:span></text:a><text:a xlink:type="simple" xlink:href="#h.ecynjblhgm6q" text:style-name="Internet_20_link" text:visited-style-name="Visited_20_Internet_20_Link"><text:span text:style-name="T13"> </text:span></text:a><text:a xlink:type="simple" xlink:href="#h.ecynjblhgm6q" text:style-name="Internet_20_link" text:visited-style-name="Visited_20_Internet_20_Link"><text:span text:style-name="T13">dominio</text:span></text:a></text:p>
      <text:p text:style-name="P4"><text:a xlink:type="simple" xlink:href="#h.nspcwtfygv3o" text:style-name="Internet_20_link" text:visited-style-name="Visited_20_Internet_20_Link"><text:span text:style-name="T13">Diagramas</text:span></text:a><text:a xlink:type="simple" xlink:href="#h.nspcwtfygv3o" text:style-name="Internet_20_link" text:visited-style-name="Visited_20_Internet_20_Link"><text:span text:style-name="T13"> </text:span></text:a><text:a xlink:type="simple" xlink:href="#h.nspcwtfygv3o" text:style-name="Internet_20_link" text:visited-style-name="Visited_20_Internet_20_Link"><text:span text:style-name="T13">de</text:span></text:a><text:a xlink:type="simple" xlink:href="#h.nspcwtfygv3o" text:style-name="Internet_20_link" text:visited-style-name="Visited_20_Internet_20_Link"><text:span text:style-name="T13"> </text:span></text:a><text:a xlink:type="simple" xlink:href="#h.nspcwtfygv3o" text:style-name="Internet_20_link" text:visited-style-name="Visited_20_Internet_20_Link"><text:span text:style-name="T13">clases</text:span></text:a></text:p>
      <text:p text:style-name="P4"><text:a xlink:type="simple" xlink:href="#h.5ibuq4tbbj5j" text:style-name="Internet_20_link" text:visited-style-name="Visited_20_Internet_20_Link"><text:span text:style-name="T13">Detalles</text:span></text:a><text:a xlink:type="simple" xlink:href="#h.5ibuq4tbbj5j" text:style-name="Internet_20_link" text:visited-style-name="Visited_20_Internet_20_Link"><text:span text:style-name="T13"> </text:span></text:a><text:a xlink:type="simple" xlink:href="#h.5ibuq4tbbj5j" text:style-name="Internet_20_link" text:visited-style-name="Visited_20_Internet_20_Link"><text:span text:style-name="T13">de</text:span></text:a><text:a xlink:type="simple" xlink:href="#h.5ibuq4tbbj5j" text:style-name="Internet_20_link" text:visited-style-name="Visited_20_Internet_20_Link"><text:span text:style-name="T13"> </text:span></text:a><text:a xlink:type="simple" xlink:href="#h.5ibuq4tbbj5j" text:style-name="Internet_20_link" text:visited-style-name="Visited_20_Internet_20_Link"><text:span text:style-name="T13">implementación</text:span></text:a></text:p>
      <text:p text:style-name="P4"><text:a xlink:type="simple" xlink:href="#h.s6mybycr0i3i" text:style-name="Internet_20_link" text:visited-style-name="Visited_20_Internet_20_Link"><text:span text:style-name="T2">Excepciones</text:span></text:a></text:p>
      <text:p text:style-name="P4"><text:a xlink:type="simple" xlink:href="#h.7inwqh1ish2h" text:style-name="Internet_20_link" text:visited-style-name="Visited_20_Internet_20_Link"><text:span text:style-name="T13">Diagramas</text:span></text:a><text:a xlink:type="simple" xlink:href="#h.7inwqh1ish2h" text:style-name="Internet_20_link" text:visited-style-name="Visited_20_Internet_20_Link"><text:span text:style-name="T13"> </text:span></text:a><text:a xlink:type="simple" xlink:href="#h.7inwqh1ish2h" text:style-name="Internet_20_link" text:visited-style-name="Visited_20_Internet_20_Link"><text:span text:style-name="T13">de</text:span></text:a><text:a xlink:type="simple" xlink:href="#h.7inwqh1ish2h" text:style-name="Internet_20_link" text:visited-style-name="Visited_20_Internet_20_Link"><text:span text:style-name="T13"> </text:span></text:a><text:a xlink:type="simple" xlink:href="#h.7inwqh1ish2h" text:style-name="Internet_20_link" text:visited-style-name="Visited_20_Internet_20_Link"><text:span text:style-name="T13">secuencia</text:span></text:a></text:p>
      <text:p text:style-name="P2"><text:a xlink:type="simple" xlink:href="#h.x1ohive8uq5g" text:style-name="Internet_20_link" text:visited-style-name="Visited_20_Internet_20_Link"><text:span text:style-name="T13">Forma</text:span></text:a><text:a xlink:type="simple" xlink:href="#h.x1ohive8uq5g" text:style-name="Internet_20_link" text:visited-style-name="Visited_20_Internet_20_Link"><text:span text:style-name="T13"> </text:span></text:a><text:a xlink:type="simple" xlink:href="#h.x1ohive8uq5g" text:style-name="Internet_20_link" text:visited-style-name="Visited_20_Internet_20_Link"><text:span text:style-name="T13">de</text:span></text:a><text:a xlink:type="simple" xlink:href="#h.x1ohive8uq5g" text:style-name="Internet_20_link" text:visited-style-name="Visited_20_Internet_20_Link"><text:span text:style-name="T13"> </text:span></text:a><text:a xlink:type="simple" xlink:href="#h.x1ohive8uq5g" text:style-name="Internet_20_link" text:visited-style-name="Visited_20_Internet_20_Link"><text:span text:style-name="T13">Entrega</text:span></text:a></text:p>
      <text:p text:style-name="P2"><text:a xlink:type="simple" xlink:href="#h.geazv7165lh0" text:style-name="Internet_20_link" text:visited-style-name="Visited_20_Internet_20_Link"><text:span text:style-name="T13">Checklist</text:span></text:a><text:a xlink:type="simple" xlink:href="#h.geazv7165lh0" text:style-name="Internet_20_link" text:visited-style-name="Visited_20_Internet_20_Link"><text:span text:style-name="T13"> </text:span></text:a><text:a xlink:type="simple" xlink:href="#h.geazv7165lh0" text:style-name="Internet_20_link" text:visited-style-name="Visited_20_Internet_20_Link"><text:span text:style-name="T13">de</text:span></text:a><text:a xlink:type="simple" xlink:href="#h.geazv7165lh0" text:style-name="Internet_20_link" text:visited-style-name="Visited_20_Internet_20_Link"><text:span text:style-name="T13"> </text:span></text:a><text:a xlink:type="simple" xlink:href="#h.geazv7165lh0" text:style-name="Internet_20_link" text:visited-style-name="Visited_20_Internet_20_Link"><text:span text:style-name="T13">corrección</text:span></text:a></text:p>
      <text:p text:style-name="P3"><text:a xlink:type="simple" xlink:href="#h.iz6ldlyb0o84" text:style-name="Internet_20_link" text:visited-style-name="Visited_20_Internet_20_Link"><text:span text:style-name="T2">Carpeta</text:span></text:a></text:p>
      <text:p text:style-name="P4"><text:a xlink:type="simple" xlink:href="#h.1ggp9xky10g5" text:style-name="Internet_20_link" text:visited-style-name="Visited_20_Internet_20_Link"><text:span text:style-name="T2">Generalidades</text:span></text:a></text:p>
      <text:p text:style-name="P4"><text:a xlink:type="simple" xlink:href="#h.8blb0cmjhbd1" text:style-name="Internet_20_link" text:visited-style-name="Visited_20_Internet_20_Link"><text:span text:style-name="T2">Modelo</text:span></text:a></text:p>
      <text:p text:style-name="P4"><text:a xlink:type="simple" xlink:href="#h.amyb77fpuckk" text:style-name="Internet_20_link" text:visited-style-name="Visited_20_Internet_20_Link"><text:span text:style-name="T2">Diagramas</text:span></text:a></text:p>
      <text:p text:style-name="P3"><text:a xlink:type="simple" xlink:href="#h.xtmgw4oov6i" text:style-name="Internet_20_link" text:visited-style-name="Visited_20_Internet_20_Link"><text:span text:style-name="T2">Código</text:span></text:a></text:p>
      <text:p text:style-name="P4"><text:a xlink:type="simple" xlink:href="#h.xuljpjhwfamz" text:style-name="Internet_20_link" text:visited-style-name="Visited_20_Internet_20_Link"><text:span text:style-name="T2">Generalidades</text:span></text:a></text:p>
      <text:p text:style-name="P12"/>
      <text:p text:style-name="P12"/>
      <text:h text:style-name="P34" text:outline-level="10"><text:bookmark text:name="h.tzctna5ak27y"/></text:h>
      <text:h text:style-name="P36" text:outline-level="10"><text:bookmark text:name="h.7eb8uz5tbqyh"/><text:bookmark text:name="h.z50tegi92x4s"/>Introducción</text:h>
      <text:h text:style-name="P26" text:outline-level="10"><text:bookmark text:name="h.y94bt6os6ma2"/>Objetivo del trabajo</text:h>
      <text:p text:style-name="P12"/>
      <text:p text:style-name="P6">Aplicar los conceptos enseñados en la materia a la resolución de un problema, trabajando individualmente utilizando Java.</text:p>
      <text:p text:style-name="P6"/>
      <text:h text:style-name="P27" text:outline-level="10"><text:bookmark text:name="h.jr2zu8bw6mg8"/>Consigna</text:h>
      <text:p text:style-name="P12"/>
      <text:p text:style-name="P14">Desarrollar un posible modelo de clases utilizando TDD, del sistema de calendario. Las especificaciones son un archivo de pruebas JUnit (.java) junto a este enunciado en el sistema Alfred o en el Campus y están dadas en forma de pruebas de integración. Se espera que el alumno genere una solución que permita ejecutar exitosamente las pruebas especificadas y que adicionalmente cuente con pruebas unitarias y de integración que cubran la totalidad del modelo.</text:p>
      <text:p text:style-name="P12"/>
      <text:h text:style-name="P28" text:outline-level="10"><text:bookmark text:name="h.nsiev0ln9k13"/>Alcance</text:h>
      <text:p text:style-name="P15"/>
      <text:p text:style-name="P12">Se deberá desarrollar el modelo completo de la aplicación.</text:p>
      <text:p text:style-name="P20"/>
      <text:p text:style-name="P12">Deberá entregarse:</text:p>
      <text:list xml:id="list5575234880145670247" text:style-name="LS1">
        <text:list-item>
          <text:p text:style-name="P18">todas las clases con sus métodos, organizados en una o más categorías según criterio del alumno.</text:p>
        </text:list-item>
        <text:list-item>
          <text:p text:style-name="P18">conjunto de pruebas unitarias que muestren el uso de las clases desarrolladas y su correcto funcionamiento.</text:p>
        </text:list-item>
        <text:list-item>
          <text:p text:style-name="P18">documentación completa del diseño de clases incluyendo diagramas UML de clases y secuencia.</text:p>
        </text:list-item>
      </text:list>
      <text:p text:style-name="P12"/>
      <text:p text:style-name="P14">Se deberá desarrollar el modelo completo de la aplicación, sin incluir la interfaz gráfica.</text:p>
      <text:p text:style-name="P14">Para esto se especificará una API la cual estará descrita por un conjunto de pruebas de integración. <text:s/>Este conjunto de pruebas está descrito por la clase <text:span text:style-name="T3">SistemaNotasTests</text:span>.</text:p>
      <text:p text:style-name="P14"/>
      <text:p text:style-name="P14">Para el manejo de errores y situaciones de excepción, se deberán desarrollar y utilizar las excepciones que se crean convenientes, más allá que en la prueba de integración no se manejan excepciones.</text:p>
      <text:h text:style-name="P35" text:outline-level="10"><text:bookmark text:name="h.hq4adfjsfhzl"/><text:soft-page-break/>Informe</text:h>
      <text:h text:style-name="P27" text:outline-level="10"><text:bookmark text:name="h.vj0lxwyygumd"/>Supuestos</text:h>
      <text:p text:style-name="P12"><text:span text:style-name="T4">[ </text:span><text:span text:style-name="T6">REEMPLAZAR ESTE TEXTO</text:span><text:span text:style-name="T4">: Explicar todos los supuestos que no hayan quedado claros en el enunciado. Es decir aquellas situaciones que les hayan resultado ambiguas de acuerdo al enunciado y cómo se resolverán en su TP.</text:span></text:p>
      <text:p text:style-name="P11"/>
      <text:p text:style-name="P12"><text:span text:style-name="T5">Ejemplo de consigna</text:span><text:span text:style-name="T4">:</text:span></text:p>
      <text:p text:style-name="P11"/>
      <text:p text:style-name="P9"><text:s/>“... realizar el juego de naves conocido como Gálaga…. La nave del jugador debe poder moverse por el espacio….”</text:p>
      <text:p text:style-name="P11"/>
      <text:p text:style-name="P12"><text:span text:style-name="T5">Posibles supuestos válidos</text:span><text:span text:style-name="T4">:</text:span></text:p>
      <text:p text:style-name="P11"/>
      <text:list xml:id="list4168779447319025839" text:style-name="LS2">
        <text:list-item>
          <text:p text:style-name="P19"><text:span text:style-name="T4">Alumn@ 1: “</text:span><text:span text:style-name="T7">Cuando la nave llega al borde del espacio, rebota en la dirección opuesta</text:span><text:span text:style-name="T4">”<text:line-break/></text:span></text:p>
        </text:list-item>
        <text:list-item>
          <text:p text:style-name="P19"><text:span text:style-name="T4">Alumn@ 2: “</text:span><text:span text:style-name="T8">Si la nave llega al borde del espacio y sigue avanzando aparecerá en el borde opuesto”</text:span></text:p>
        </text:list-item>
      </text:list>
      <text:p text:style-name="P10"/>
      <text:p text:style-name="P12"><text:span text:style-name="T6">Aviso importante</text:span><text:span text:style-name="T5">:</text:span><text:span text:style-name="T4"> Cada supuesto que indiquen tiene que estar respaldado por sus respectivos tests que verifican dicho comportamiento.</text:span><text:span text:style-name="T8"> </text:span><text:span text:style-name="T4">]</text:span></text:p>
      <text:h text:style-name="P27" text:outline-level="10"><text:bookmark text:name="h.ecynjblhgm6q"/>Modelo de dominio</text:h>
      <text:p text:style-name="P21">El diseño se comenzo tomando como base el ya implementado en SmallTalk, mejorando aquellos aspectos que fuero corregidos. Se decidio delegar responsabilidades en nuevas clases, las cuales ayudaban al flujo del programa y al entendimiento del codigo haciendolo mas legible y a la vez mas facil de mantener.<text:span text:style-name="T10"> </text:span><text:span text:style-name="T11"><text:line-break/>Hay aspectos que no se vieron afectados pues se consideraron necesarios para poder tener una base firme de la cual comenzar.<text:line-break/></text:span><text:span text:style-name="T12">A diferencia del anterior proyecto, este se comenzo pensando los diagramas de secuencia para entender que clases serian serian importantes y cuales deberian ser agregadas o quitadas, ademas de que metodos son necesarios para poder solucionar un problema, que luego fue modelado en base a pruebas.</text:span></text:p>
      <text:p text:style-name="P5"/>
      <text:p text:style-name="P25"><text:span text:style-name="T4">[</text:span><text:span text:style-name="T6">REEMPLAZAR ESTE TEXTO</text:span><text:span text:style-name="T5">:</text:span><text:span text:style-name="T4"> Explicar los elementos principales del diseño del TP. Debe mostrar claramente las clases que diseñaron junto con las responsabilidades que tienen asignadas cada una de ellas. ]</text:span></text:p>
      <text:p text:style-name="P22"/>
      <text:h text:style-name="P30" text:outline-level="10"><text:bookmark text:name="h.nspcwtfygv3o"/><text:soft-page-break/>Diagramas de clases</text:h>
      <text:p text:style-name="P22"/>
      <text:p text:style-name="P23"><text:span text:style-name="T4">[ </text:span><text:span text:style-name="T6">REEMPLAZAR ESTE TEXTO</text:span><text:span text:style-name="T5">:</text:span><text:span text:style-name="T4"> Uno o varios diagramas de clases, mostrando la relación estática entre las clases, pueden agregar todo el texto necesario para aclarar y explicar su diseño, recuerden que la idea de todo el documento es que quede documentado y entendible cómo está hecho el TP ]</text:span></text:p>
      <text:p text:style-name="P22"/>
      <text:h text:style-name="P30" text:outline-level="10"><text:bookmark text:name="h.5ibuq4tbbj5j"/>Detalles de implementación</text:h>
      <text:p text:style-name="P24"/>
      <text:p text:style-name="P23"><text:span text:style-name="T4">[ </text:span><text:span text:style-name="T6">REEMPLAZAR ESTE TEXTO</text:span><text:span text:style-name="T5">:</text:span><text:span text:style-name="T4"> <text:s/>Hay ciertas clases que puede resultar interesante mostrar cómo están implementadas internamente, en esta sección cuenten sobre esas clases. Ésta sección se utiliza para explicar explícitamente cómo se resolvieron aquellos puntos más complejos del trabajo práctico. ]</text:span></text:p>
      <text:p text:style-name="P22"/>
      <text:h text:style-name="P30" text:outline-level="10"><text:bookmark text:name="h.s6mybycr0i3i"/>Excepciones</text:h>
      <text:p text:style-name="P22"/>
      <text:p text:style-name="P23"><text:span text:style-name="T4">[ </text:span><text:span text:style-name="T6">REEMPLAZAR ESTE TEXTO:</text:span><text:span text:style-name="T4"> Explicar las excepciones creadas y con qué fin fueron creadas ]</text:span></text:p>
      <text:p text:style-name="P22"/>
      <text:h text:style-name="P30" text:outline-level="10"><text:bookmark text:name="h.7inwqh1ish2h"/>Diagramas de secuencia</text:h>
      <text:p text:style-name="P22"/>
      <text:p text:style-name="P23"><text:span text:style-name="T4">[ </text:span><text:span text:style-name="T6">REEMPLAZAR ESTE TEXTO: </text:span><text:span text:style-name="T4">Mostrar las secuencias interesantes que hayan implementado. Pueden agregar texto para explicar si algo no queda claro ]</text:span></text:p>
      <text:p text:style-name="P22"/>
      <text:p text:style-name="P7"/>
      <text:h text:style-name="P33" text:outline-level="10"><text:bookmark text:name="h.x1ohive8uq5g"/>Forma de Entrega</text:h>
      <text:p text:style-name="P12">El TP deberá realizarse utilizando el proyecto base Java disponible en:</text:p>
      <text:p text:style-name="P12"/>
      <text:p text:style-name="P1"><text:a xlink:type="simple" xlink:href="https://github.com/fiuba/ProyectoBaseAlgo3" text:style-name="Internet_20_link" text:visited-style-name="Visited_20_Internet_20_Link"><text:span text:style-name="T13">https</text:span></text:a><text:a xlink:type="simple" xlink:href="https://github.com/fiuba/ProyectoBaseAlgo3" text:style-name="Internet_20_link" text:visited-style-name="Visited_20_Internet_20_Link"><text:span text:style-name="T13">://</text:span></text:a><text:a xlink:type="simple" xlink:href="https://github.com/fiuba/ProyectoBaseAlgo3" text:style-name="Internet_20_link" text:visited-style-name="Visited_20_Internet_20_Link"><text:span text:style-name="T13">github</text:span></text:a><text:a xlink:type="simple" xlink:href="https://github.com/fiuba/ProyectoBaseAlgo3" text:style-name="Internet_20_link" text:visited-style-name="Visited_20_Internet_20_Link"><text:span text:style-name="T13">.</text:span></text:a><text:a xlink:type="simple" xlink:href="https://github.com/fiuba/ProyectoBaseAlgo3" text:style-name="Internet_20_link" text:visited-style-name="Visited_20_Internet_20_Link"><text:span text:style-name="T13">com</text:span></text:a><text:a xlink:type="simple" xlink:href="https://github.com/fiuba/ProyectoBaseAlgo3" text:style-name="Internet_20_link" text:visited-style-name="Visited_20_Internet_20_Link"><text:span text:style-name="T13">/</text:span></text:a><text:a xlink:type="simple" xlink:href="https://github.com/fiuba/ProyectoBaseAlgo3" text:style-name="Internet_20_link" text:visited-style-name="Visited_20_Internet_20_Link"><text:span text:style-name="T13">fiuba</text:span></text:a><text:a xlink:type="simple" xlink:href="https://github.com/fiuba/ProyectoBaseAlgo3" text:style-name="Internet_20_link" text:visited-style-name="Visited_20_Internet_20_Link"><text:span text:style-name="T13">/</text:span></text:a><text:a xlink:type="simple" xlink:href="https://github.com/fiuba/ProyectoBaseAlgo3" text:style-name="Internet_20_link" text:visited-style-name="Visited_20_Internet_20_Link"><text:span text:style-name="T13">ProyectoBaseAlgo</text:span></text:a><text:a xlink:type="simple" xlink:href="https://github.com/fiuba/ProyectoBaseAlgo3" text:style-name="Internet_20_link" text:visited-style-name="Visited_20_Internet_20_Link"><text:span text:style-name="T13">3</text:span></text:a></text:p>
      <text:p text:style-name="P12"/>
      <text:p text:style-name="P12">Las clases del modelo de datos deberán ubicarse en el paquete:</text:p>
      <text:p text:style-name="P1"><text:a xlink:type="simple" xlink:href="https://github.com/fiuba/ProyectoBaseAlgo3/tree/master/src/fiuba/algo3/ejemplo1" text:style-name="Internet_20_link" text:visited-style-name="Visited_20_Internet_20_Link"><text:span text:style-name="T13">src</text:span></text:a><text:a xlink:type="simple" xlink:href="https://github.com/fiuba/ProyectoBaseAlgo3/tree/master/src/fiuba/algo3/ejemplo1" text:style-name="Internet_20_link" text:visited-style-name="Visited_20_Internet_20_Link"><text:span text:style-name="T13">/</text:span></text:a><text:a xlink:type="simple" xlink:href="https://github.com/fiuba/ProyectoBaseAlgo3/tree/master/src/fiuba/algo3/ejemplo1" text:style-name="Internet_20_link" text:visited-style-name="Visited_20_Internet_20_Link"><text:span text:style-name="T13">fiuba</text:span></text:a><text:a xlink:type="simple" xlink:href="https://github.com/fiuba/ProyectoBaseAlgo3/tree/master/src/fiuba/algo3/ejemplo1" text:style-name="Internet_20_link" text:visited-style-name="Visited_20_Internet_20_Link"><text:span text:style-name="T13">/</text:span></text:a><text:a xlink:type="simple" xlink:href="https://github.com/fiuba/ProyectoBaseAlgo3/tree/master/src/fiuba/algo3/ejemplo1" text:style-name="Internet_20_link" text:visited-style-name="Visited_20_Internet_20_Link"><text:span text:style-name="T13">algo</text:span></text:a><text:a xlink:type="simple" xlink:href="https://github.com/fiuba/ProyectoBaseAlgo3/tree/master/src/fiuba/algo3/ejemplo1" text:style-name="Internet_20_link" text:visited-style-name="Visited_20_Internet_20_Link"><text:span text:style-name="T13">3/</text:span></text:a><text:span text:style-name="T13">modelo</text:span></text:p>
      <text:p text:style-name="P12"/>
      <text:p text:style-name="P12">Las clases de tests, incluyendo las provistas por el curso, irán en el paquete:</text:p>
      <text:p text:style-name="P1"><text:a xlink:type="simple" xlink:href="https://github.com/fiuba/ProyectoBaseAlgo3/tree/master/test/fiuba/algo3/ejemplo1" text:style-name="Internet_20_link" text:visited-style-name="Visited_20_Internet_20_Link"><text:span text:style-name="T13">test</text:span></text:a><text:a xlink:type="simple" xlink:href="https://github.com/fiuba/ProyectoBaseAlgo3/tree/master/test/fiuba/algo3/ejemplo1" text:style-name="Internet_20_link" text:visited-style-name="Visited_20_Internet_20_Link"><text:span text:style-name="T13">/</text:span></text:a><text:a xlink:type="simple" xlink:href="https://github.com/fiuba/ProyectoBaseAlgo3/tree/master/test/fiuba/algo3/ejemplo1" text:style-name="Internet_20_link" text:visited-style-name="Visited_20_Internet_20_Link"><text:span text:style-name="T13">fiuba</text:span></text:a><text:a xlink:type="simple" xlink:href="https://github.com/fiuba/ProyectoBaseAlgo3/tree/master/test/fiuba/algo3/ejemplo1" text:style-name="Internet_20_link" text:visited-style-name="Visited_20_Internet_20_Link"><text:span text:style-name="T13">/</text:span></text:a><text:a xlink:type="simple" xlink:href="https://github.com/fiuba/ProyectoBaseAlgo3/tree/master/test/fiuba/algo3/ejemplo1" text:style-name="Internet_20_link" text:visited-style-name="Visited_20_Internet_20_Link"><text:span text:style-name="T13">algo</text:span></text:a><text:a xlink:type="simple" xlink:href="https://github.com/fiuba/ProyectoBaseAlgo3/tree/master/test/fiuba/algo3/ejemplo1" text:style-name="Internet_20_link" text:visited-style-name="Visited_20_Internet_20_Link"><text:span text:style-name="T13">3/</text:span></text:a><text:span text:style-name="T13">tests</text:span></text:p>
      <text:p text:style-name="P12"/>
      <text:p text:style-name="P12"><text:soft-page-break/>Para la entrega deberá hacerse un .zip con el informe (este documento completo con los elementos que se indican) y el proyecto completo.</text:p>
      <text:p text:style-name="P12"/>
      <text:p text:style-name="P12">Este archivo zip deberá ser subido al sistema Alfred.</text:p>
      <text:h text:style-name="P33" text:outline-level="10"><text:bookmark text:name="h.geazv7165lh0"/>Checklist de corrección</text:h>
      <text:p text:style-name="P24"/>
      <text:p text:style-name="P7">Esta sección es para uso exclusivo de la cátedra, por favor no modificar.</text:p>
      <text:h text:style-name="P29" text:outline-level="10"><text:bookmark text:name="h.iz6ldlyb0o84"/>Carpeta</text:h>
      <text:h text:style-name="P31" text:outline-level="10"><text:bookmark text:name="h.1ggp9xky10g5"/>Generalidades</text:h>
      <text:p text:style-name="P7">¿Son correctos los supuestos y extensiones?</text:p>
      <text:p text:style-name="P7">¿Es prolija la presentación? (hojas del mismo tamaño, numeradas y con tipografía uniforme)</text:p>
      <text:p text:style-name="P22"/>
      <text:h text:style-name="P31" text:outline-level="10"><text:bookmark text:name="h.8blb0cmjhbd1"/>Modelo</text:h>
      <text:p text:style-name="P7">¿Está completo? ¿Contempla la totalidad del problema?</text:p>
      <text:p text:style-name="P7">¿Respeta encapsulamiento?</text:p>
      <text:p text:style-name="P7">¿Hace un buen uso de excepciones?</text:p>
      <text:p text:style-name="P7">¿Utiliza polimorfismo en las situaciones esperadas?</text:p>
      <text:p text:style-name="P7"/>
      <text:h text:style-name="P31" text:outline-level="10">Diagramas</text:h>
      <text:p text:style-name="P7">¿Está completo el diagrama de clases?</text:p>
      <text:p text:style-name="P7">¿Está bien utilizada la notación en el diagrama de clases?</text:p>
      <text:p text:style-name="P22"/>
      <text:p text:style-name="P7">¿Está completo el diagrama de secuencia?</text:p>
      <text:p text:style-name="P7">¿Es consistente con el diagrama de secuencia con el diagrama de clases?</text:p>
      <text:p text:style-name="P7">¿Está bien utilizada la notación del diagrama de secuencia?</text:p>
      <text:p text:style-name="P7"/>
      <text:h text:style-name="P29" text:outline-level="10"><text:bookmark text:name="h.xtmgw4oov6i"/>Código</text:h>
      <text:h text:style-name="P31" text:outline-level="10"><text:bookmark text:name="h.xuljpjhwfamz"/>Generalidades</text:h>
      <text:p text:style-name="P7">¿Respeta estándares de codificación?</text:p>
      <text:p text:style-name="P7">¿Está correctamente documen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Linux_X86_64 LibreOffice_project/40m0$Build-2</meta:generator>
    <dc:title/>
    <meta:initial-creator/>
    <meta:editing-cycles>8</meta:editing-cycles>
    <dc:date>2016-05-26T00:43:11.182322901</dc:date>
    <meta:editing-duration>PT13M58S</meta:editing-duration>
    <meta:document-statistic meta:table-count="0" meta:image-count="0" meta:object-count="0" meta:page-count="6" meta:paragraph-count="95" meta:word-count="873" meta:character-count="5701" meta:non-whitespace-character-count="4921"/>
  </office:meta>
</office:document-meta>
</file>